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/>
    <style:font-face style:name="Symbol" svg:font-family="Symbol"/>
    <style:font-face style:name="Wingdings" svg:font-family="Wingdings"/>
    <style:font-face style:name="Courier New1" svg:font-family="'Courier New'" style:font-family-generic="modern" style:font-pitch="fixed"/>
    <style:font-face style:name="Arial Black" svg:font-family="'Arial Black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</office:font-face-decls>
  <office:automatic-styles>
    <style:style style:name="Table1" style:family="table">
      <style:table-properties style:width="176.51mm" fo:margin-left="1.68mm" fo:margin-right="1.89mm" table:align="margins"/>
    </style:style>
    <style:style style:name="Table1.A" style:family="table-column">
      <style:table-column-properties style:column-width="77.79mm" style:rel-column-width="4410*"/>
    </style:style>
    <style:style style:name="Table1.B" style:family="table-column">
      <style:table-column-properties style:column-width="98.72mm" style:rel-column-width="5597*"/>
    </style:style>
    <style:style style:name="Table1.1" style:family="table-row">
      <style:table-row-properties style:min-row-height="0.02mm"/>
    </style:style>
    <style:style style:name="Table1.A1" style:family="table-cell">
      <style:table-cell-properties style:vertical-align="middle" fo:background-color="#ffff33" style:border-line-width="0.02mm 0.88mm 0.02mm" fo:padding="0.79mm" fo:border="0.92mm double #000000">
        <style:background-image/>
      </style:table-cell-properties>
    </style:style>
    <style:style style:name="Table1.A2" style:family="table-cell">
      <style:table-cell-properties style:vertical-align="middle" style:border-line-width="0.02mm 0.88mm 0.02mm" fo:padding="0.79mm" fo:border="0.92mm double #000000"/>
    </style:style>
    <style:style style:name="Table1.A26" style:family="table-cell">
      <style:table-cell-properties style:vertical-align="middle" fo:background-color="#ffffcc" style:border-line-width="0.02mm 0.88mm 0.02mm" fo:padding="0.79mm" fo:border="0.92mm double #000000">
        <style:background-image/>
      </style:table-cell-properties>
    </style:style>
    <style:style style:name="Table1.A37" style:family="table-cell">
      <style:table-cell-properties style:vertical-align="middle" fo:background-color="#ffcc00" style:border-line-width="0.02mm 0.88mm 0.02mm" fo:padding="0.79mm" fo:border="0.92mm double #000000">
        <style:background-image/>
      </style:table-cell-properties>
    </style:style>
    <style:style style:name="Table1.A131" style:family="table-cell">
      <style:table-cell-properties style:vertical-align="middle" fo:background-color="#ffff99" style:border-line-width="0.02mm 0.88mm 0.02mm" fo:padding="0.79mm" fo:border="0.92mm double #000000">
        <style:background-image/>
      </style:table-cell-properties>
    </style:style>
    <style:style style:name="P1" style:family="paragraph" style:parent-style-name="Standard">
      <style:paragraph-properties fo:margin-top="0mm" fo:margin-bottom="0mm" fo:text-align="start" style:justify-single-word="false"/>
    </style:style>
    <style:style style:name="P2" style:family="paragraph" style:parent-style-name="Standard">
      <style:paragraph-properties fo:margin-top="0mm" fo:margin-bottom="4.94mm" fo:text-align="start" style:justify-single-word="false"/>
    </style:style>
    <style:style style:name="P3" style:family="paragraph" style:parent-style-name="Standard" style:list-style-name="LS1">
      <style:paragraph-properties fo:margin-top="0mm" fo:margin-bottom="0mm" fo:text-align="start" style:justify-single-word="false"/>
    </style:style>
    <style:style style:name="P4" style:family="paragraph" style:parent-style-name="Standard" style:list-style-name="LS2">
      <style:paragraph-properties fo:margin-top="0mm" fo:margin-bottom="0mm" fo:text-align="start" style:justify-single-word="false"/>
    </style:style>
    <style:style style:name="P5" style:family="paragraph" style:parent-style-name="Standard" style:list-style-name="LS1">
      <style:paragraph-properties fo:margin-top="0mm" fo:margin-bottom="4.94mm" fo:text-align="start" style:justify-single-word="false"/>
    </style:style>
    <style:style style:name="P6" style:family="paragraph" style:parent-style-name="Standard" style:list-style-name="LS2">
      <style:paragraph-properties fo:margin-top="0mm" fo:margin-bottom="4.94mm"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style:font-name="Arial Black"/>
    </style:style>
    <style:style style:name="T3" style:family="text">
      <style:text-properties style:font-name="Arial Black" fo:font-weight="bold"/>
    </style:style>
    <style:style style:name="T4" style:family="text">
      <style:text-properties style:font-name="Arial Black" fo:font-size="10pt" fo:font-weight="bold" style:font-size-asian="10pt" style:font-size-complex="10pt"/>
    </style:style>
    <style:style style:name="T5" style:family="text">
      <style:text-properties style:font-name="Arial Black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Default_5f_20_5f_Paragraph_5f_20_5f_Font"><text:span text:style-name="T4">fastNLO v2.0 tableformat</text:span></text:span><text:span text:style-name="Default_5f_20_5f_Paragraph_5f_20_5f_Font"><text:span text:style-name="T5"><text:line-break/><text:line-break/>Proposal for an ultra-flexible format to store any fastNLO-like table in x-space.<text:line-break/>Original idea:<text:line-break/></text:span></text:span></text:p>
      <text:list xml:id="list1688094636" text:style-name="LS1">
        <text:list-item>
          <text:p text:style-name="P3"><text:span text:style-name="Default_5f_20_5f_Paragraph_5f_20_5f_Font"><text:span text:style-name="T5">later include non-pert. corrections and data (incl uncertainties) in the same table </text:span></text:span></text:p>
        </text:list-item>
        <text:list-item>
          <text:p text:style-name="P5"><text:span text:style-name="Default_5f_20_5f_Paragraph_5f_20_5f_Font"><text:span text:style-name="T5">later include new physics processes in the same table </text:span></text:span></text:p>
        </text:list-item>
      </text:list>
      <text:p text:style-name="P2"><text:span text:style-name="Default_5f_20_5f_Paragraph_5f_20_5f_Font"><text:span text:style-name="T5">Maybe better and more flexible:<text:line-break/></text:span></text:span></text:p>
      <text:list xml:id="list648738618" text:style-name="LS2">
        <text:list-item>
          <text:p text:style-name="P4"><text:span text:style-name="Default_5f_20_5f_Paragraph_5f_20_5f_Font"><text:span text:style-name="T5">ability to pass more than one table to code </text:span></text:span></text:p>
        </text:list-item>
        <text:list-item>
          <text:p text:style-name="P4"><text:span text:style-name="Default_5f_20_5f_Paragraph_5f_20_5f_Font"><text:span text:style-name="T5">this allows to use separate files for (LO,NLO), (data, non-pert), (new physics) </text:span></text:span></text:p>
        </text:list-item>
        <text:list-item>
          <text:p text:style-name="P4"><text:span text:style-name="Default_5f_20_5f_Paragraph_5f_20_5f_Font"><text:span text:style-name="T5">this e.g. allows to supply different new physics tables, depending on which model you want to compute </text:span></text:span></text:p>
        </text:list-item>
        <text:list-item>
          <text:p text:style-name="P6"><text:span text:style-name="Default_5f_20_5f_Paragraph_5f_20_5f_Font"><text:span text:style-name="T5">the point: it does not matter if certain contributions are in the same physical table - the code combines logically all supplied tables (if they are consistent)<text:line-break/><text:line-break/><text:line-break/>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<text:line-break/>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A1 - fastNLO version (blocks A1 &amp; A2 together are the "table header" 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tabversion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table version No. * 10000 (v1.5 -&gt; 15000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ScenName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: Scenario Name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contrib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Contributions available in this table (includes No. of multiplicative contributions, but not number of data blocks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mult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multiplicative contribution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data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data blocks (can only be 0 or 1)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<text:line-break/>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A2 - Scenario Description (blocks A1 &amp; A2 together are the "table header"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publunits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egative power of ten for x-sect units in published paper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ScDescript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ubsequent strings for Scenario Description (&lt;=30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ScDescript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ScDescript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(NscDescript): strings which will be printed during the 1st call of the usercode.<text:line-break/></text:span></text:span><text:soft-page-break/><text:span text:style-name="Default_5f_20_5f_Paragraph_5f_20_5f_Font"><text:span text:style-name="T5">Proposed format:<text:line-break/>- 1st: "dsigma_dpT_dy-(nb_GeV)"<text:line-break/>- 2nd: hep-ex No. of publication<text:line-break/>- 3rd: Collaboration<text:line-break/>- Description of Process<text:line-break/>- Table No. where corresponding data results are listed<text:line-break/>- Fig. No. where corresponding data points are plotted<text:line-break/>- e.g. jet algorithm and parameters used<text:line-break/>- detailed cuts ...<text:line-break/>(note: converted v1.4 tables have always exactly 3 strings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 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Ecms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center-of-mass energy of collider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LOord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The order of alphas of the LO contribu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ObsBin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total No. of Observable Bins in Scenario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Dimensions in which Observable is presented<text:line-break/>   -&gt; e.g. for inclusive pp jets: y is dim=2, pT is dim=1<text:line-break/>   -&gt; e.g. for DIS jets: Q2 is dim=2, pT is dim=1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DimLabel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(NDim): Labels what the Dimensions are (30 char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Dim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  IDiffBin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  =1 (differential distribution)  =2 (binned distribution) in i-th dimension<text:line-break/>(do we have one bin value / or two bin boundaries?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for i=1,NObsBin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j=1,N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LoBin[i][j]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Bin Center (IDiffBin=1) or lower boundary (IDiffBin=2) in j-th dimension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*** if IDiffBin(j)=2:    UpBin[i][j]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upper bin boundary in j-th dimension (if j-th dimension is binned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NormFlag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rmalization flag<text:line-break/>=0: the results from this table are the final cross sections<text:line-break/>&gt;0: the results from this table should be normalized<text:line-break/>   =1: each distribution (in highest dim.) is normalized by its own integral (or, more general: by a sum of contiguous bins from the same table)<text:line-break/>   =2: each distribution is normalized by a single external value - or by a sum of contiguous bins<text:line-break/>   =3: each distribution is normalized bin-by-bin by a second distribution - or by a sum of contiguous bins<text:line-break/>   =-1: result from this table is already a denominator to normalize another table<text:line-break/>For INormFlag=2 or =3: a second instance of the usercode will be called to compute the denominator<text:line-break/>For INormFlag=-1 one could include additional cross checks to avoid nonsens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If INormFlag=2 or =3: DenomTable 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string: Name of 2nd Table which includes calculation for Denominator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If INormFlag&gt;0: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i=1,NObsBin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 IDivLoPointe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pointer to lower bin in same or second table used to compute the sum by which i-th bin will be divided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 IDivUpPointer(i) 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pointer to upper bin in same or second table used to compute the sum by which i-th bin will be divided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37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37" office:value-type="string">
            <text:p text:style-name="P1"><text:span text:style-name="Default_5f_20_5f_Paragraph_5f_20_5f_Font"><text:span text:style-name="T5">Block B - All Contributions in Sub-Blocks 01, 02, 03, ...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<text:line-break/>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B01 - First Contribu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XsectUnits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egative powers of ten for x-sect units<text:line-break/>(note: although allowed by tableformat v1.5, we never use different x-sect units within one scenario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DataFlag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  =1 for data block  =0 for theory contribution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AddMultFlag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  =0 for additive  =1 for multiplicative contribution<text:line-break/>    (multiplicative contributions are only numbers<text:line-break/>    w/o dependence on alpha_s, PDFs, scales, etc.)<text:line-break/>    e.g. hadronization correction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ContrFlag1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type of contribution<text:line-break/>  1: fixed order - all 1 contributions can be added/multiplied - relative order in IContrFlag2 (1=LO, 2=NLO, ...)<text:line-break/>  2: SM corrections -&gt; more info in IContrFlag2 (1=thresh.cor., 2=e/w, ...) - relative order in IContrflag3<text:line-break/>  3: "New Physics" corrections -&gt; more info in IContrFlag2 (1=QuarkComp, 2=ADD-LED, 3=TeV-1-ED, ...) - more in IContrFlag3 (1=interference w/ LO term, 2=pure LO NP term, 3= interference w/ NLO, 4= pure NLO NP term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ContrFlag2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 - contributions with identical IContrFlag2 belong to the same calculation/model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ContrFlag3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additional flag to define contributions (for future use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ContrDescr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trings to describe contribu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ContrDescr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CtrbDescript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(NContrDescr) (30 char): Description of Contribution "LO"<text:line-break/>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CodeDescr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trings to describe Code used in calcula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CodeDescr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CodeDescript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(NCodeDescr) (30 char): describe code that was used for computa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if IDataFlag==1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f block consist only of data: can only appear on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   (structure for data block is not yet final - see text file for draft)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No. of uncorrelated uncertainty sources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i=1,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UncDesc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string: description of i-th uncorrelated uncertainty sour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No. of correlated uncertainty sources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i=1,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CorDesc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string: Description of i-th correlated sour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i=1,NObsBin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(the bin boundaries must coincide with the definitions in block A2)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Xcente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bin center in last dimension - if n/a set to bin middl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value(i)<text:line-break/></text:span></text:span><text:soft-page-break/></text:p>
          </table:table-cell>
          <table:table-cell table:style-name="Table1.A26" office:value-type="string">
            <text:p text:style-name="P1"><text:span text:style-name="Default_5f_20_5f_Paragraph_5f_20_5f_Font"><text:span text:style-name="T5">dbl: cross section in units specified in block A2<text:line-break/></text:span></text:span><text:soft-page-break/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for j=1,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UnCorLo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lower uncertainty from j-th uncorrelated source to i-th data point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UnCorHi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upper uncertainty from j-th uncorrelated source to i-th data point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endif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for j=1,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CorrLo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lower uncertainty from j-th correlated source to i-th data point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CorrHi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upper uncertainty from j-th correlated source to i-th data point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comment: store all uncertainties as _absolute_ - not in percent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ErrMatrix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No. of error matrices availabl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i=1,NerrMatrix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j=1,(NObsBin^2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matrixelement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j-th element of i-th correlation matrix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&gt;&gt;&gt; end of block B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if (IDataFlag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if IAddMult=1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f block consists only of of (NObsBin) factors which are multiplied to the observable bins (block can appear multiple times - for different corrections)<text:line-break/></text:span></text:span><text:soft-page-break/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; No. of uncorrelated uncertainty sources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i=1,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UncDesc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string: description of i-th uncorrelated uncertainty sour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No. of correlated uncertainty sources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i=1,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CorDesc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string: description of i-th correlated uncertainty sour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i=1,NObsBin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fact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multiplicative factor for combined theory result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for j=1,Nuncorrel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UnCorLo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lower uncertainty from j-th uncorrelated uncertainty sourc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UnCorHi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upper uncertainty from j-th uncorrelated uncertainty source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for j=1,Ncorrel 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CorrLo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lower uncertainty from j-th correlated uncertainty source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   CorrHi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upper uncertainty from j-th correlated uncertainty source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ext:soft-page-break/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&gt;&gt;&gt; end of block C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if (IAddMult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# if ((not data) and (not multiplicative)) ... continue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Ref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 if this contribution is a "standard" fastNLO table (=0) or a "reference table" (=1) which includes alphas, PDF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ScaleDep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 for scale dependence of coefficients<text:line-break/>=0: for "Born-type" coefficient with no scale dependence - as in LO, or LO corrections (some "New Physics")<text:line-break/>=1: for standard fixed-order contributions (NLO, NNLO, ...) where coefficients depend on the scale in a special way  which allows a-posteriori scale variations<text:line-break/>=2: for contributions in which coefficients depend on the scale in a way which does not allow a-posteriori scale variations 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evt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umber of Events (or Integration Points) used<text:line-break/>(important: in Fortran use Integer*8!!!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pow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absolute order in alpha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PDF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PDFs involved (only choices: 0,1,2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PDF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NPDFPDG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PDG code of particle for i-th PDF (special values for nuclei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PDF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'Dimensions' in which PDFs are stored<text:line-break/> =0 linear (for NPDF=1)<text:line-break/> =1 half matrix (for NPDF=2 using symmetries)<text:line-break/> =2 full matrix (for NPDF=2 w/o symmetries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FragFunc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Fragmentation Functions (FFs) involved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FRagFunc<text:line-break/></text:span></text:span><text:soft-page-break/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text:soft-page-break/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NFFPDG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PDF code of particle for i-th Fragmentation Funct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FF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 how FFs are stored (to be defined ...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Subproc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partonic Subprocesses - comment: this is redundant with the next flag, but still kept!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PDFdef1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1st Flag to define PDF linear combinations corresponding to partonic subprocesses (0:not specified-see single coeff 1:e+e- 2: incl DIS, 3:hh/hh-bar-jets 4:hH different hadrons(gamma-p)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PDFdef2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2nd Flag to define PDF linear combinations<text:line-break/>if IPDFdef1 = 1<text:line-break/><text:line-break/>if IPDFdef1 = 2<text:line-break/>1: NC DIS<text:line-break/>2: direct gammaP<text:line-break/><text:line-break/>if IPDFdef1 = 3<text:line-break/>1: hhbar-jets<text:line-break/><text:line-break/>if IPDFdef1 = 4<text:line-break/>1: resolved gammaP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PDFdef3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3rd Flag to define PDF linear combinations 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IPDFCoeff (obsolete - not used!!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Flag for predefined sets of PDF coefficients<text:line-break/> =0  not specified -&gt; specify all n*13^m coeficients below<text:line-break/> else:<text:line-break/> ee &lt;1000000; ep 1000000's; pp 2000000's<text:line-break/><text:line-break/> 1000101: incl DIS LO - 1 subproc ~ sum(e^2 q)<text:line-break/> 1000102: incl DIS NLO - 2 subproc ~ sum(e^2 q), g<text:line-break/> 1000103: incl DIS N^nLO - 3 subproc ~ sum(e^2 q),g,sum(q)<text:line-break/> 1000110's: same with e/w corrections<text:line-break/><text:line-break/> 2000101: jets LO (6 subproc)<text:line-break/> 2000102: jets N^nLO (7 subproc)<text:line-break/> 2000110's jet w/ e/w corrections (? subproc)<text:line-break/><text:line-break/> 2000201: Z LO<text:line-break/></text:span></text:span><text:soft-page-break/><text:span text:style-name="Default_5f_20_5f_Paragraph_5f_20_5f_Font"><text:span text:style-name="T5"> 2000202: Z NLO<text:line-break/> 2000203: Z NNLO<text:line-break/> 2000300's same for W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if IPDFdef1=0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f there is no predefined set for the PDF linear combinations, all single PDF coefficients will be stored here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k=1,NSubproc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to be filled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&gt;&gt; case NPDF=1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&gt;&gt; case NPDF=2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k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comment: as far as I see, a similar procedure is not needed for FF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if NPDF&gt;0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i=1,NObsBin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Nxtot1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No. of x-nodes (in 1st dimension of PDF array) 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j=1,Nxtot1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XNode1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x-values of nodes where PDFs are evaluated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<text:line-break/></text:span></text:span><text:soft-page-break/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text:soft-page-break/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*** if NPDFdim=2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if we use a full matrix to store coefficients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## for j=1,NObsBin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Nxtot2(i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int: No. of x-nodes in 2nd dimension of PDF array for i-th ObsBin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# for i=1,Nxtot2(i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Xnode2(i)(j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dbl: x-values of nodes in 2nd dim where PDF are evaluated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## endfor(j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*** endif (NPDFdim)<text:line-break/>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endif (NPDF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if NFragFunc =&gt;0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for i=1,NObsBin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Nztot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int: total No. of z-nodes to cover FF's matrix (flexible for each Obs. Bin)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for j=1,Nztot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  Znode(i)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dbl: z-nodes at which FFs are evaluated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 endfor(j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6" office:value-type="string">
            <text:p text:style-name="P1"><text:span text:style-name="Default_5f_20_5f_Paragraph_5f_20_5f_Font"><text:span text:style-name="T5">*** endif (NFragFunc)<text:line-break/></text:span></text:span></text:p>
          </table:table-cell>
          <table:table-cell table:style-name="Table1.A26" office:value-type="string">
            <text:p text:style-name="P1"><text:span text:style-name="Default_5f_20_5f_Paragraph_5f_20_5f_Font"><text:span text:style-name="T5">comment: the concept of treating FFs is not yet fully worked out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Scales<text:line-break/></text:span></text:span><text:soft-page-break/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cales involved<text:line-break/></text:span></text:span><text:soft-page-break/><text:span text:style-name="Default_5f_20_5f_Paragraph_5f_20_5f_Font"><text:span text:style-name="T5">1st mur, then muf for all PDFs, then muF for all FFs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NScale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dimensions in which scales are stored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scales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Iscale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pointer to dimension in which i-th scale is stored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 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for i=1,Nscale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NscaleDescript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Description strings for i-th scale dimens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# for j=1,Nscaledescript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   ScaleDescript(i)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tring: Description how "unity" in i-th scale dimension is defined<text:line-break/>e.g.: "pT of individual jet", "computed from the two highest pT jets", "fixed value - taken at 45% within the pT bin"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# endfor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i=1,Nscale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Nscaleva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cale variations in i-th dimens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Nscalenode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int: No. of scale nodes in i-th dimension used for interpolation<text:line-break/>(must be the same for all variations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for i=1,Nscale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j=1,Nscaleva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ScaleFac(i)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j-th scale variation factor in i-th dimension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endfor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 for i=1,NObsBin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 for j=1,Nscaledim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for k=1,Nscalevar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l=1,Nscalenode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  ScaleNode(i)(j)(k)(l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l-th node in k-th scale variation in j-th dimension for i-th observable bin (in v1.4 this was: murscale*murval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l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endfor(k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 endfor(j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 endfor(i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## for i=1,NObsBin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# for j=1,Nscaledim (remove!!!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 for k=1,Nscalevar(j) (repeat for each dim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 for l=1,Nscalenode(j) (repeat for each dim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&gt;&gt;&gt; the following assumes </text:span></text:span><text:soft-page-break/><text:span text:style-name="Default_5f_20_5f_Paragraph_5f_20_5f_Font"><text:span text:style-name="T5">NFragFunc=0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to be worked out for FFs<text:line-break/></text:span></text:span><text:soft-page-break/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&gt;&gt; case NPDFdim=0:  nxmax = Nxtot(1,i) 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linear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&gt;&gt; case NPDFdim=1:  nxmax = (Nxtot(1,i)^2+Nxtot(1,i)) /2 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half matrix<text:line-break/></text:span></text:span></text:p>
          </table:table-cell>
        </table:table-row>
        <table:table-row table:style-name="Table1.1">
          <table:table-cell table:style-name="Table1.A131" office:value-type="string">
            <text:p text:style-name="P1"><text:span text:style-name="Default_5f_20_5f_Paragraph_5f_20_5f_Font"><text:span text:style-name="T5">&gt;&gt; case NPDFdim=2:  nxmax = Nxtot(1,i)*Nxtot(2,i) </text:span></text:span></text:p>
          </table:table-cell>
          <table:table-cell table:style-name="Table1.A131" office:value-type="string">
            <text:p text:style-name="P1"><text:span text:style-name="Default_5f_20_5f_Paragraph_5f_20_5f_Font"><text:span text:style-name="T5">full matrix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for m=1,nxmax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for n=1,Nsubproc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SigmaTilde(i)(j)(k)(l)(m)(n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sigma tilde   (old: buggy def.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  SigmaTilde(i)(k1)(l1)...(k[n])(l[n])(m)(n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dbl: sigma tilde    (n=NScaleDim)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 endfor(n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 endfor(m)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 endfor(l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 endfor(k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# endfor(j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###### endfor(i) 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<text:line-break/>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B02 (second contribution) - optional<text:line-break/>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ame structure as block B01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 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B03 (third contribution) - optional 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ame structure as block B01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 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Block Bnn (nn-th contribution) - optional </text:span>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Default_5f_20_5f_Paragraph_5f_20_5f_Font"><text:span text:style-name="T5"><text:line-break/></text:span></text:span></text:p>
          </table:table-cell>
          <table:table-cell table:style-name="Table1.A2" office:value-type="string">
            <text:p text:style-name="P1"><text:span text:style-name="Default_5f_20_5f_Paragraph_5f_20_5f_Font"><text:span text:style-name="T5">same structure as block B01<text:line-break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 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end of table<text:line-break/></text:span>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Default_5f_20_5f_Paragraph_5f_20_5f_Font"><text:span text:style-name="T5">1234567890<text:line-break/></text:span></text:span></text:p>
          </table:table-cell>
          <table:table-cell table:style-name="Table1.A1" office:value-type="string">
            <text:p text:style-name="P1"><text:span text:style-name="Default_5f_20_5f_Paragraph_5f_20_5f_Font"><text:span text:style-name="T5">redundant extra check<text:line-break/></text:span></text:span></text:p>
          </table:table-cell>
        </table:table-row>
      </table:table>
      <text:p text:style-name="Standard"><text:span text:style-name="Default_5f_20_5f_Paragraph_5f_20_5f_Font"><text:span text:style-name="T5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Symbol" svg:font-family="Symbol"/>
    <style:font-face style:name="Wingdings" svg:font-family="Wingdings"/>
    <style:font-face style:name="Courier New1" svg:font-family="'Courier New'" style:font-family-generic="modern" style:font-pitch="fixed"/>
    <style:font-face style:name="Arial Black" svg:font-family="'Arial Black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2.7mm" style:writing-mode="page"/>
      <style:text-properties fo:color="#000000" style:font-name="Thorndale AMT" fo:font-size="12pt" fo:language="en" fo:country="US" style:font-name-asian="Albany AMT" style:font-size-asian="12pt" style:language-asian="en" style:country-asian="US" style:font-name-complex="Albany AMT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5f_20_5f_Paragraph_5f_20_5f_Font" style:display-name="Default_20_Paragraph_20_Font" style:family="text"/>
    <style:style style:name="LLS_5f_1_5f_0" style:display-name="LLS_1_0" style:family="text">
      <style:text-properties style:font-name="Symbol"/>
    </style:style>
    <style:style style:name="LLS_5f_1_5f_1" style:display-name="LLS_1_1" style:family="text">
      <style:text-properties style:font-name="Courier New"/>
    </style:style>
    <style:style style:name="LLS_5f_1_5f_2" style:display-name="LLS_1_2" style:family="text">
      <style:text-properties style:font-name="Wingdings"/>
    </style:style>
    <style:style style:name="LLS_5f_1_5f_3" style:display-name="LLS_1_3" style:family="text">
      <style:text-properties style:font-name="Symbol"/>
    </style:style>
    <style:style style:name="LLS_5f_1_5f_4" style:display-name="LLS_1_4" style:family="text">
      <style:text-properties style:font-name="Courier New"/>
    </style:style>
    <style:style style:name="LLS_5f_1_5f_5" style:display-name="LLS_1_5" style:family="text">
      <style:text-properties style:font-name="Wingdings"/>
    </style:style>
    <style:style style:name="LLS_5f_1_5f_6" style:display-name="LLS_1_6" style:family="text">
      <style:text-properties style:font-name="Symbol"/>
    </style:style>
    <style:style style:name="LLS_5f_1_5f_7" style:display-name="LLS_1_7" style:family="text">
      <style:text-properties style:font-name="Courier New"/>
    </style:style>
    <style:style style:name="LLS_5f_1_5f_8" style:display-name="LLS_1_8" style:family="text">
      <style:text-properties style:font-name="Wingdings"/>
    </style:style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"/>
    </style:style>
    <style:style style:name="LLS_5f_2_5f_8" style:display-name="LLS_2_8" style:family="text">
      <style:text-properties style:font-name="Wingdings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LLS_5f_1_5f_1" text:bullet-char="o">
        <style:list-level-properties text:space-before="19.05mm" text:min-label-width="6.35mm"/>
        <style:text-properties style:font-name="Courier New1"/>
      </text:list-level-style-bullet>
      <text:list-level-style-bullet text:level="3" text:style-name="LLS_5f_1_5f_2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LLS_5f_1_5f_3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LLS_5f_1_5f_4" text:bullet-char="o">
        <style:list-level-properties text:space-before="57.15mm" text:min-label-width="6.35mm"/>
        <style:text-properties style:font-name="Courier New1"/>
      </text:list-level-style-bullet>
      <text:list-level-style-bullet text:level="6" text:style-name="LLS_5f_1_5f_5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LLS_5f_1_5f_6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LLS_5f_1_5f_7" text:bullet-char="o">
        <style:list-level-properties text:space-before="95.25mm" text:min-label-width="6.35mm"/>
        <style:text-properties style:font-name="Courier New1"/>
      </text:list-level-style-bullet>
      <text:list-level-style-bullet text:level="9" text:style-name="LLS_5f_1_5f_8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6.35mm" text:min-label-width="6.35mm"/>
        <style:text-properties style:font-name="Symbol"/>
      </text:list-level-style-bullet>
      <text:list-level-style-bullet text:level="2" text:style-name="LLS_5f_2_5f_1" text:bullet-char="o">
        <style:list-level-properties text:space-before="19.05mm" text:min-label-width="6.35mm"/>
        <style:text-properties style:font-name="Courier New1"/>
      </text:list-level-style-bullet>
      <text:list-level-style-bullet text:level="3" text:style-name="LLS_5f_2_5f_2" text:bullet-char="">
        <style:list-level-properties text:space-before="31.75mm" text:min-label-width="6.35mm"/>
        <style:text-properties style:font-name="Wingdings"/>
      </text:list-level-style-bullet>
      <text:list-level-style-bullet text:level="4" text:style-name="LLS_5f_2_5f_3" text:bullet-char="">
        <style:list-level-properties text:space-before="44.45mm" text:min-label-width="6.35mm"/>
        <style:text-properties style:font-name="Symbol"/>
      </text:list-level-style-bullet>
      <text:list-level-style-bullet text:level="5" text:style-name="LLS_5f_2_5f_4" text:bullet-char="o">
        <style:list-level-properties text:space-before="57.15mm" text:min-label-width="6.35mm"/>
        <style:text-properties style:font-name="Courier New1"/>
      </text:list-level-style-bullet>
      <text:list-level-style-bullet text:level="6" text:style-name="LLS_5f_2_5f_5" text:bullet-char="">
        <style:list-level-properties text:space-before="69.85mm" text:min-label-width="6.35mm"/>
        <style:text-properties style:font-name="Wingdings"/>
      </text:list-level-style-bullet>
      <text:list-level-style-bullet text:level="7" text:style-name="LLS_5f_2_5f_6" text:bullet-char="">
        <style:list-level-properties text:space-before="82.55mm" text:min-label-width="6.35mm"/>
        <style:text-properties style:font-name="Symbol"/>
      </text:list-level-style-bullet>
      <text:list-level-style-bullet text:level="8" text:style-name="LLS_5f_2_5f_7" text:bullet-char="o">
        <style:list-level-properties text:space-before="95.25mm" text:min-label-width="6.35mm"/>
        <style:text-properties style:font-name="Courier New1"/>
      </text:list-level-style-bullet>
      <text:list-level-style-bullet text:level="9" text:style-name="LLS_5f_2_5f_8" text:bullet-char="">
        <style:list-level-properties text:space-before="107.95mm" text:min-label-width="6.35m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4.99mm" fo:margin-bottom="14.99mm" fo:margin-left="14.99mm" fo:margin-right="14.99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fastNLO v2.0 tableformat</dc:title>
    <meta:initial-creator/>
    <dc:creator>Klaus Rabbertz</dc:creator>
    <meta:editing-cycles>5</meta:editing-cycles>
    <dc:date>2009-09-05T14:53:50</dc:date>
    <meta:editing-duration>PT00H13M03S</meta:editing-duration>
    <meta:document-statistic meta:table-count="1" meta:image-count="0" meta:object-count="0" meta:page-count="15" meta:paragraph-count="461" meta:word-count="2090" meta:character-count="13712"/>
    <meta:user-defined meta:name="Info 1"/>
    <meta:user-defined meta:name="Info 2"/>
    <meta:user-defined meta:name="Info 3"/>
    <meta:user-defined meta:name="Info 4"/>
  </office:meta>
</office:document-meta>
</file>